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9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92557" officeooo:paragraph-rsid="00292557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a386c" officeooo:paragraph-rsid="002a386c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7" style:family="paragraph" style:parent-style-name="Standard">
      <style:text-properties style:font-name="Calibri1"/>
    </style:style>
    <style:style style:name="P8" style:family="paragraph" style:parent-style-name="Standard">
      <style:text-properties style:font-name="Calibri1" fo:font-size="9pt" style:font-size-asian="9pt" style:font-size-complex="9pt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text-properties style:font-name="Calibri1" officeooo:rsid="001c8460" officeooo:paragraph-rsid="001c8460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92557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2557" officeooo:paragraph-rsid="00292557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386c" officeooo:paragraph-rsid="002a386c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2557" officeooo:paragraph-rsid="00292557" style:font-size-asian="7pt" style:font-size-complex="7pt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386c" officeooo:paragraph-rsid="002a386c" style:font-size-asian="7pt" style:font-size-complex="7pt"/>
    </style:style>
    <style:style style:name="P1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c4063" officeooo:paragraph-rsid="002c4063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92557" style:font-size-asian="7pt" style:font-size-complex="7pt"/>
    </style:style>
    <style:style style:name="T3" style:family="text">
      <style:text-properties fo:font-size="7pt" officeooo:rsid="002a386c" style:font-size-asian="7pt" style:font-size-complex="7pt"/>
    </style:style>
    <style:style style:name="T4" style:family="text">
      <style:text-properties officeooo:rsid="00292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Earth</text:span> Control</text:p>
      <text:p text:style-name="P8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>Strike</text:p>
          </table:table-cell>
          <table:table-cell table:style-name="Table1.A1" office:value-type="string">
            <text:p text:style-name="P9">Block</text:p>
          </table:table-cell>
          <table:table-cell table:style-name="Table1.A1" office:value-type="string">
            <text:p text:style-name="P9">Shoot</text:p>
          </table:table-cell>
          <table:table-cell table:style-name="Table1.A1" office:value-type="string">
            <text:p text:style-name="P9">Dodge</text:p>
          </table:table-cell>
          <table:table-cell table:style-name="Table1.A1" office:value-type="string">
            <text:p text:style-name="P9">Zap</text:p>
          </table:table-cell>
        </table:table-row>
        <table:table-row table:style-name="Table1.1">
          <table:table-cell table:style-name="Table1.A1" office:value-type="string">
            <text:p text:style-name="P9">Bulwark</text:p>
          </table:table-cell>
          <table:table-cell table:style-name="Table1.A1" office:value-type="string">
            <text:p text:style-name="P9">MS+4</text:p>
          </table:table-cell>
          <table:table-cell table:style-name="Table1.A1" office:value-type="string">
            <text:p text:style-name="P9">ST+3</text:p>
          </table:table-cell>
          <table:table-cell table:style-name="Table1.A1" office:value-type="string">
            <text:p text:style-name="P9">MS+2</text:p>
          </table:table-cell>
          <table:table-cell table:style-name="Table1.A1" office:value-type="string">
            <text:p text:style-name="P9">RS+0</text:p>
          </table:table-cell>
          <table:table-cell table:style-name="Table1.A1" office:value-type="string">
            <text:p text:style-name="P9">PT+1</text:p>
          </table:table-cell>
        </table:table-row>
        <table:table-row table:style-name="Table1.1">
          <table:table-cell table:style-name="Table1.A1" office:value-type="string">
            <text:p text:style-name="P9">Hurler</text:p>
          </table:table-cell>
          <table:table-cell table:style-name="Table1.A1" office:value-type="string">
            <text:p text:style-name="P9">MS+3</text:p>
          </table:table-cell>
          <table:table-cell table:style-name="Table1.A1" office:value-type="string">
            <text:p text:style-name="P9">MS+2</text:p>
          </table:table-cell>
          <table:table-cell table:style-name="Table1.A1" office:value-type="string">
            <text:p text:style-name="P9">MS+3</text:p>
          </table:table-cell>
          <table:table-cell table:style-name="Table1.A1" office:value-type="string">
            <text:p text:style-name="P9">RS+2</text:p>
          </table:table-cell>
          <table:table-cell table:style-name="Table1.A1" office:value-type="string">
            <text:p text:style-name="P9">PT+0</text:p>
          </table:table-cell>
        </table:table-row>
      </table:table>
      <text:p text:style-name="P7"/>
      <text:p text:style-name="P8">Special Mechanics</text:p>
      <text:p text:style-name="P8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4">Body of Stone</text:p>
          </table:table-cell>
          <table:table-cell table:style-name="Table2.A1" office:value-type="string">
            <text:p text:style-name="P4">Buff, Full Action, Toggle</text:p>
          </table:table-cell>
          <table:table-cell table:style-name="Table2.A1" office:value-type="string">
            <text:p text:style-name="P3"><text:span text:style-name="T4">3</text:span>0</text:p>
          </table:table-cell>
          <table:table-cell table:style-name="Table2.A1" office:value-type="string">
            <text:p text:style-name="P3">M2</text:p>
          </table:table-cell>
          <table:table-cell table:style-name="Table2.A1" office:value-type="string">
            <text:list xml:id="list670232862" text:style-name="WWNum2">
              <text:list-item>
                <text:p text:style-name="P17">Armor (6/6/0)</text:p>
              </text:list-item>
              <text:list-item>
                <text:p text:style-name="P17">Resist Knockback (1)</text:p>
              </text:list-item>
              <text:list-item>
                <text:p text:style-name="P17">Resist Physical (1)</text:p>
              </text:list-item>
              <text:list-item>
                <text:p text:style-name="P17">Damage (1d6) (Melee, Physical)</text:p>
              </text:list-item>
              <text:list-item>
                <text:p text:style-name="P17">Move (-2)</text:p>
              </text:list-item>
              <text:list-item>
                <text:p text:style-name="P17">Defense (-2)</text:p>
              </text:list-item>
              <text:list-item>
                <text:p text:style-name="P17">Initiative (-2)</text:p>
              </text:list-item>
              <text:list-item>
                <text:p text:style-name="P17">Mass x4</text:p>
              </text:list-item>
            </text:list>
          </table:table-cell>
          <table:table-cell table:style-name="Table2.A1" office:value-type="string">
            <text:list xml:id="list1551218509" text:style-name="WWNum1">
              <text:list-item>
                <text:p text:style-name="P12">Armor / x3 / +1B / 10P</text:p>
              </text:list-item>
              <text:list-item>
                <text:p text:style-name="P12">Armor / x3 / -1 M,D,I / 10P</text:p>
              </text:list-item>
              <text:list-item>
                <text:p text:style-name="P12">Burn -1 / x3 / -- / 10P</text:p>
              </text:list-item>
              <text:list-item>
                <text:p text:style-name="P12">Dmg Step / x3 / 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Defensive Stance</text:p>
          </table:table-cell>
          <table:table-cell table:style-name="Table2.A1" office:value-type="string">
            <text:p text:style-name="P4">Stance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73719040487972" text:continue-list="list670232862" text:style-name="WWNum2">
              <text:list-item>
                <text:p text:style-name="P17">Accuracy (-1)</text:p>
              </text:list-item>
              <text:list-item>
                <text:p text:style-name="P17">Damage (-1)</text:p>
              </text:list-item>
              <text:list-item>
                <text:p text:style-name="P17">Defense (2)</text:p>
              </text:list-item>
            </text:list>
          </table:table-cell>
          <table:table-cell table:style-name="Table2.A1" office:value-type="string">
            <text:list xml:id="list173719095793160" text:continue-list="list1551218509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Earthquake</text:p>
          </table:table-cell>
          <table:table-cell table:style-name="Table2.A1" office:value-type="string">
            <text:p text:style-name="P4">Attack, Area, Point-Blank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173719064403404" text:continue-list="list173719040487972" text:style-name="WWNum2">
              <text:list-item>
                <text:p text:style-name="P17">Radius (3)</text:p>
              </text:list-item>
              <text:list-item>
                <text:p text:style-name="P17">Damage (3d6) (Physical, Smash)</text:p>
              </text:list-item>
              <text:list-item>
                <text:p text:style-name="P17">Knock (0)</text:p>
              </text:list-item>
              <text:list-item>
                <text:p text:style-name="P17">Prone (Muscle, Skill)</text:p>
              </text:list-item>
            </text:list>
          </table:table-cell>
          <table:table-cell table:style-name="Table2.A1" office:value-type="string">
            <text:list xml:id="list173718976350073" text:continue-list="list173719095793160" text:style-name="WWNum1">
              <text:list-item>
                <text:p text:style-name="P13">Burn -1 / x3 / -- / 10P</text:p>
              </text:list-item>
              <text:list-item>
                <text:p text:style-name="P16"><text:span text:style-name="T1">Dmg Die / x3 / +1B / </text:span><text:span text:style-name="T2">2</text:span><text:span text:style-name="T1">0P</text:span></text:p>
              </text:list-item>
              <text:list-item>
                <text:p text:style-name="P13">Duration 3 rd / x1 / +2B / 10P</text:p>
              </text:list-item>
              <text:list-item>
                <text:p text:style-name="P13">Radius +1 / x2 / +1B / 10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Encase</text:p>
          </table:table-cell>
          <table:table-cell table:style-name="Table2.A5" office:value-type="string">
            <text:p text:style-name="P5">Attack, Ranged, One Target</text:p>
          </table:table-cell>
          <table:table-cell table:style-name="Table2.A5" office:value-type="string">
            <text:p text:style-name="P5">30</text:p>
          </table:table-cell>
          <table:table-cell table:style-name="Table2.A5" office:value-type="string">
            <text:p text:style-name="P5">8</text:p>
          </table:table-cell>
          <table:table-cell table:style-name="Table2.A5" office:value-type="string">
            <text:list xml:id="list173718873534604" text:continue-list="list173719064403404" text:style-name="WWNum2">
              <text:list-item>
                <text:p text:style-name="P18">Range Band (4)</text:p>
              </text:list-item>
              <text:list-item>
                <text:p text:style-name="P18">Entangle (4d12 &amp; 0/0/-)</text:p>
              </text:list-item>
              <text:list-item>
                <text:p text:style-name="P18">On Escape: Slow (2) (Muscle, Reflex)</text:p>
              </text:list-item>
            </text:list>
          </table:table-cell>
          <table:table-cell table:style-name="Table2.A5" office:value-type="string">
            <text:list xml:id="list173719452879874" text:continue-list="list173718976350073" text:style-name="WWNum1">
              <text:list-item>
                <text:p text:style-name="P13">Accuracy +2 / x2 / +0B / 10P</text:p>
              </text:list-item>
              <text:list-item>
                <text:p text:style-name="P13">Armor 1/1/0 / x3 / +1B / 10P</text:p>
              </text:list-item>
              <text:list-item>
                <text:p text:style-name="P13">Entangle Die / x3 / +1B / 10P</text:p>
              </text:list-item>
              <text:list-item>
                <text:p text:style-name="P13">Range +1 / x3 / +0B / 6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Hurl Boulder</text:p>
          </table:table-cell>
          <table:table-cell table:style-name="Table2.A5" office:value-type="string">
            <text:p text:style-name="P5">Attack, Ranged, One Target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5</text:p>
          </table:table-cell>
          <table:table-cell table:style-name="Table2.A5" office:value-type="string">
            <text:list xml:id="list173719098976983" text:continue-list="list173718873534604" text:style-name="WWNum2">
              <text:list-item>
                <text:p text:style-name="P18">Range Band (4)</text:p>
              </text:list-item>
              <text:list-item>
                <text:p text:style-name="P18">Damage (2d6 + SKL) (Physical, Smash)</text:p>
              </text:list-item>
              <text:list-item>
                <text:p text:style-name="P18">Slow (2) (Muscle, Reflex)</text:p>
              </text:list-item>
            </text:list>
          </table:table-cell>
          <table:table-cell table:style-name="Table2.A5" office:value-type="string">
            <text:list xml:id="list173719849989062" text:continue-list="list173719452879874" text:style-name="WWNum1">
              <text:list-item>
                <text:p text:style-name="P13">Accuracy +2 / x2 / +0B / 10P</text:p>
              </text:list-item>
              <text:list-item>
                <text:p text:style-name="P13">Area 1 hex / x1 / +2B / 10P</text:p>
              </text:list-item>
              <text:list-item>
                <text:p text:style-name="P13">Burn -1 / x3 / -- / 10P</text:p>
              </text:list-item>
              <text:list-item>
                <text:p text:style-name="P16"><text:span text:style-name="T1">Dmg Die / x3 / +1B / </text:span><text:span text:style-name="T3">2</text:span><text:span text:style-name="T1">0P</text:span></text:p>
              </text:list-item>
              <text:list-item>
                <text:p text:style-name="P16"><text:span text:style-name="T1">Dmg Die / x3 / -2A / </text:span><text:span text:style-name="T3">2</text:span><text:span text:style-name="T1">0P</text:span></text:p>
              </text:list-item>
              <text:list-item>
                <text:p text:style-name="P13">Range +1 / x3 / +0B / 6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Lift</text:p>
          </table:table-cell>
          <table:table-cell table:style-name="Table2.A5" office:value-type="string">
            <text:p text:style-name="P5">Trait</text:p>
          </table:table-cell>
          <table:table-cell table:style-name="Table2.A5" office:value-type="string">
            <text:p text:style-name="P5">10</text:p>
          </table:table-cell>
          <table:table-cell table:style-name="Table2.A5" office:value-type="string">
            <text:p text:style-name="P5">0</text:p>
          </table:table-cell>
          <table:table-cell table:style-name="Table2.A5" office:value-type="string">
            <text:list xml:id="list173720005022532" text:continue-list="list173719098976983" text:style-name="WWNum2">
              <text:list-item>
                <text:p text:style-name="P18">You can lift 2x your Muscle capacity</text:p>
              </text:list-item>
            </text:list>
          </table:table-cell>
          <table:table-cell table:style-name="Table2.A5" office:value-type="string">
            <text:list xml:id="list173719715796278" text:continue-list="list173719849989062" text:style-name="WWNum1">
              <text:list-item>
                <text:p text:style-name="P13">Lift Mult / x3 / +0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Move Earth</text:p>
          </table:table-cell>
          <table:table-cell table:style-name="Table2.A5" office:value-type="string">
            <text:p text:style-name="P5">Utility, Full Action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M</text:p>
          </table:table-cell>
          <table:table-cell table:style-name="Table2.A5" office:value-type="string">
            <text:list xml:id="list173720098277539" text:continue-list="list173720005022532" text:style-name="WWNum2">
              <text:list-item>
                <text:p text:style-name="P18">Move earth as though you were 5 excavators</text:p>
              </text:list-item>
            </text:list>
          </table:table-cell>
          <table:table-cell table:style-name="Table2.A5" office:value-type="string">
            <text:list xml:id="list173720802419628" text:continue-list="list173719715796278" text:style-name="WWNum1">
              <text:list-item>
                <text:p text:style-name="P13">Can deflect up to 50 points of earth-based damage (falling rocks, debris) / x1 / +2B / 10P</text:p>
              </text:list-item>
              <text:list-item>
                <text:p text:style-name="P13">Gives user +2 defense vs. earth/metal based attacks / x1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Quicksand</text:p>
          </table:table-cell>
          <table:table-cell table:style-name="Table2.A5" office:value-type="string">
            <text:p text:style-name="P5">Attack, Ranged, Area, Toggle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8/2</text:p>
          </table:table-cell>
          <table:table-cell table:style-name="Table2.A5" office:value-type="string">
            <text:list xml:id="list173720616868915" text:continue-list="list173720098277539" text:style-name="WWNum2">
              <text:list-item>
                <text:p text:style-name="P18">Snare (2d6)</text:p>
              </text:list-item>
              <text:list-item>
                <text:p text:style-name="P18">Radius (5)</text:p>
              </text:list-item>
              <text:list-item>
                <text:p text:style-name="P18">Though you can fly or leap over this patch, once you are caught, you cannot fly or leap until you leave the area</text:p>
              </text:list-item>
              <text:list-item>
                <text:p text:style-name="P18">If you are pulled to the center hex, or the snare stops your move, you take Damage (1d6) (Penetrating, Drowning)</text:p>
              </text:list-item>
            </text:list>
          </table:table-cell>
          <table:table-cell table:style-name="Table2.A5" office:value-type="string">
            <text:list xml:id="list173720803534908" text:continue-list="list173720802419628" text:style-name="WWNum1">
              <text:list-item>
                <text:p text:style-name="P13">Dmg Step / x3 / 0B / 10P</text:p>
              </text:list-item>
              <text:list-item>
                <text:p text:style-name="P13">Radius +1 / x3 / +1B / 10P</text:p>
              </text:list-item>
              <text:list-item>
                <text:p text:style-name="P13">Save DL +2 / x3 / +1B / 10P</text:p>
              </text:list-item>
              <text:list-item>
                <text:p text:style-name="P13">Snare Step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Totem Stance</text:p>
          </table:table-cell>
          <table:table-cell table:style-name="Table2.A5" office:value-type="string">
            <text:p text:style-name="P5">Stance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1</text:p>
          </table:table-cell>
          <table:table-cell table:style-name="Table2.A5" office:value-type="string">
            <text:list xml:id="list173720252038683" text:continue-list="list173720616868915" text:style-name="WWNum2">
              <text:list-item>
                <text:p text:style-name="P18">For each round you remain in the same hex, you get Accuracy (1), Damage (2)</text:p>
              </text:list-item>
              <text:list-item>
                <text:p text:style-name="P20">Resist (1) (Knockback)</text:p>
              </text:list-item>
              <text:list-item>
                <text:p text:style-name="P18"><text:soft-page-break/>Stacks up to 3 times</text:p>
              </text:list-item>
              <text:list-item>
                <text:p text:style-name="P18">Resets when you move, or are moved from your hex</text:p>
              </text:list-item>
            </text:list>
          </table:table-cell>
          <table:table-cell table:style-name="Table2.A5" office:value-type="string">
            <text:list xml:id="list173719988348049" text:continue-list="list173720803534908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Tremor Run</text:p>
          </table:table-cell>
          <table:table-cell table:style-name="Table2.A5" office:value-type="string">
            <text:p text:style-name="P5">Movement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2</text:p>
          </table:table-cell>
          <table:table-cell table:style-name="Table2.A5" office:value-type="string">
            <text:list xml:id="list173718929624561" text:continue-list="list173720252038683" text:style-name="WWNum2">
              <text:list-item>
                <text:p text:style-name="P18">Run (10)</text:p>
              </text:list-item>
              <text:list-item>
                <text:p text:style-name="P18">Must be through earthen materials</text:p>
              </text:list-item>
              <text:list-item>
                <text:p text:style-name="P18">Anyone in or adjacent to the path of travel is Prone (Muscle, Skill)</text:p>
              </text:list-item>
            </text:list>
          </table:table-cell>
          <table:table-cell table:style-name="Table2.A5" office:value-type="string">
            <text:list xml:id="list173720887893748" text:continue-list="list173719988348049" text:style-name="WWNum1">
              <text:list-item>
                <text:p text:style-name="P13">Carry – One ally may move with you as a free action / x1 / +1B / 10P</text:p>
              </text:list-item>
              <text:list-item>
                <text:p text:style-name="P13">Move / x3 / +1B / 10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4">Tunneling</text:p>
          </table:table-cell>
          <table:table-cell table:style-name="Table2.A5" office:value-type="string">
            <text:p text:style-name="P4">Movement</text:p>
          </table:table-cell>
          <table:table-cell table:style-name="Table2.A5" office:value-type="string">
            <text:p text:style-name="P4">20</text:p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list xml:id="list173719590836427" text:continue-list="list173718929624561" text:style-name="WWNum2">
              <text:list-item>
                <text:p text:style-name="P17">Tunnel (6) (Earth, Stone)</text:p>
              </text:list-item>
            </text:list>
          </table:table-cell>
          <table:table-cell table:style-name="Table2.A5" office:value-type="string">
            <text:list xml:id="list173719362009142" text:continue-list="list173720887893748" text:style-name="WWNum1">
              <text:list-item>
                <text:p text:style-name="P13">Carry – Up to 4 allies can move with you as a free action / x1 / +1B / 10P</text:p>
              </text:list-item>
              <text:list-item>
                <text:p text:style-name="P16"><text:span text:style-name="T1">Move / x</text:span><text:span text:style-name="T2">3</text:span><text:span text:style-name="T1"> / 0B / 10P</text:span>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6">Wall of Earth</text:p>
          </table:table-cell>
          <table:table-cell table:style-name="Table2.A5" office:value-type="string">
            <text:p text:style-name="P6">Utility, Half Action</text:p>
          </table:table-cell>
          <table:table-cell table:style-name="Table2.A5" office:value-type="string">
            <text:p text:style-name="P6">20</text:p>
          </table:table-cell>
          <table:table-cell table:style-name="Table2.A5" office:value-type="string">
            <text:p text:style-name="P6">8</text:p>
          </table:table-cell>
          <table:table-cell table:style-name="Table2.A5" office:value-type="string">
            <text:list xml:id="list173719095616100" text:continue-list="list173719590836427" text:style-name="WWNum2">
              <text:list-item>
                <text:p text:style-name="P19">Wall (1 hex / 80 HP / 4 tons)</text:p>
              </text:list-item>
            </text:list>
          </table:table-cell>
          <table:table-cell table:style-name="Table2.A5" office:value-type="string">
            <text:list xml:id="list173719143315365" text:continue-list="list173719362009142" text:style-name="WWNum1">
              <text:list-item>
                <text:p text:style-name="P13">Area x2 / x3 / +1B / 10P</text:p>
              </text:list-item>
              <text:list-item>
                <text:p text:style-name="P13">Burn -1 / x3 / -- / 10P</text:p>
              </text:list-item>
              <text:list-item>
                <text:p text:style-name="P13">Wall HP / x3 / 0B / 10P</text:p>
              </text:list-item>
              <text:list-item>
                <text:p text:style-name="P13">Wall Weight / x3 / 0B / 10P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1</meta:editing-cycles>
    <meta:creation-date>2022-06-06T19:36:00</meta:creation-date>
    <dc:date>2023-01-07T17:37:18.733000000</dc:date>
    <meta:editing-duration>PT5H52M39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9" meta:word-count="699" meta:character-count="2753" meta:non-whitespace-character-count="2275"/>
    <meta:user-defined meta:name="AppVersion">16.0000</meta:user-defined>
    <meta:template xlink:type="simple" xlink:actuate="onRequest" xlink:title="Normal.dotm" xlink:href=""/>
  </office:meta>
</office:document-meta>
</file>